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b)</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b)</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grie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20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4" text:note-class="footnote"><text:note-citation>75</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agrees with him (“for he considered himself right” (Job 32:1, JPS)). Both of these are Jewish sources.</text:p>
      <text:p text:style-name="Text_20_body">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note text:id="ftn75" text:note-class="footnote"><text:note-citation>76</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6" text:note-class="footnote"><text:note-citation>77</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7" text:note-class="footnote"><text:note-citation>78</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8" text:note-class="footnote"><text:note-citation>79</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79" text:note-class="footnote"><text:note-citation>80</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0" text:note-class="footnote"><text:note-citation>81</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1" text:note-class="footnote"><text:note-citation>82</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2" text:note-class="footnote"><text:note-citation>83</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3" text:note-class="footnote"><text:note-citation>84</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4" text:note-class="footnote"><text:note-citation>85</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5" text:note-class="footnote"><text:note-citation>86</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 2017, 10)<text:note text:id="ftn86" text:note-class="footnote"><text:note-citation>87</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40">Who, though I screamed,<text:note text:id="ftn87" text:note-class="footnote"><text:note-citation>88</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40">(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41">Dear Raspberry,</text:p>
      <text:p text:style-name="P41">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41">(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alter">
          <text:p text:style-name="Text_20_body">Alter, Robert (Trans.). 2019. <text:span text:style-name="T1">The Hebrew Bible</text:span><text:note text:id="ftn88" text:note-class="footnote"><text:note-citation>89</text:note-citation><text:note-body><text:p text:style-name="Footnote"><text:span text:style-name="T1">Denoted </text:span><text:span text:style-name="T1">Alter</text:span><text:span text:style-name="T1"> when verses are quoted.</text:span></text:p></text:note-body></text:note>.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89" text:note-class="footnote"><text:note-citation>90</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timewar">
          <text:p text:style-name="Text_20_body">El-Mohtar, Amal, and Max Gladstone. 2019. <text:span text:style-name="T1">This Is How You Lose the Time War</text:span>. Jo Fletcher Books.</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90" text:note-class="footnote"><text:note-citation>91</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duino">
          <text:p text:style-name="Text_20_body">Rilke, Rainer Maria. 2003. <text:span text:style-name="T1">Duino Elegies</text:span><text:note text:id="ftn91" text:note-class="footnote"><text:note-citation>92</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text:name="ref-arkie">
          <text:p text:style-name="Text_20_body">Scott-Clary, Madison. 2016. “Arctic Fox’s Den<text:note text:id="ftn92" text:note-class="footnote"><text:note-citation>93</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eigengrau">
          <text:p text:style-name="Text_20_body">———. 2020a. <text:span text:style-name="T1">Eigengrau: Poems 2015–2020</text:span>. self published.</text:p>
        </text:section>
        <text:section text:name="ref-pale_she">
          <text:p text:style-name="Text_20_body">———. 2020b. “Pale She.” <text:a xlink:type="simple" xlink:href="https://writing.drab-makyo.com/poetry/pale-she/" office:name=""><text:span text:style-name="Definition">https://writing.drab-makyo.com/poetry/pale-she/</text:span></text:a>.</text:p>
        </text:section>
        <text:section text:name="ref-qoheleth">
          <text:p text:style-name="Text_20_body">———. 2020c. <text:span text:style-name="T1">Qoheleth</text:span>. self-published.</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sefaria">
          <text:p text:style-name="Text_20_body">Sefaria. 1985. “The Jewish Bible and the William Davidson Talmud<text:note text:id="ftn93" text:note-class="footnote"><text:note-citation>94</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5-26T04:00:13Z</meta:creation-date>
    <dc:date>2022-05-26T04:00:13Z</dc:date>
    <meta:user-defined meta:name="bibliography" meta:value-type="string">florilegium.bib</meta:user-defined>
    <meta:user-defined meta:name="date" meta:value-type="string"/>
    <meta:user-defined meta:name="nocite" meta:value-type="string"/>
  </office:meta>
</office:document-meta>
</file>